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RendererConfigurator.configure( Renderer render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CLRendererConfigurator.PCL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